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gradient" draw:fill-color="#ffc0c0" draw:fill-gradient-name="Gradient_20_20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22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Ultrafine_20_2_20_Dots_20_3_20_Dashes" svg:stroke-width="0.025cm" draw:marker-start-width="0.33cm" draw:marker-end-width="0.33cm" draw:fill-color="#e6ff00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3cm" draw:marker-end-width="0.33cm" draw:fill="gradient" draw:fill-color="#99ccff" draw:fill-gradient-name="Gradient_20_18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="gradient" draw:fill-color="#99ccff" draw:fill-gradient-name="Gradient_20_16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33cm" draw:marker-end-width="0.33cm" draw:fill="gradient" draw:fill-gradient-name="Gradient_20_17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solid" svg:stroke-width="0.025cm" svg:stroke-color="#000000" draw:marker-start-width="0.33cm" draw:marker-end-width="0.33cm" draw:fill="solid" draw:fill-color="#ffff66" draw:textarea-horizontal-align="center" draw:textarea-vertical-align="middle" draw:auto-grow-height="true" draw:auto-grow-width="false" fo:min-height="0.384cm" fo:min-width="1.707cm" fo:padding-top="0.137cm" fo:padding-bottom="0.137cm" fo:padding-left="0.262cm" fo:padding-right="0.262cm" draw:shadow-offset-x="0.305cm" draw:shadow-offset-y="0.305cm"/>
    </style:style>
    <style:style style:name="gr8" style:family="graphic" style:parent-style-name="standard">
      <style:graphic-properties draw:stroke="dash" draw:stroke-dash="Ultrafine_20_2_20_Dots_20_3_20_Dashes" svg:stroke-width="0.025cm" draw:marker-start-width="0.33cm" draw:marker-end-width="0.33cm" draw:fill-color="#e6ff00" draw:textarea-vertical-align="middle" draw:auto-grow-height="false" fo:min-height="0.749cm" fo:min-width="0.499cm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-color="#e6ff00" draw:textarea-horizontal-align="center" draw:textarea-vertical-align="middle"/>
    </style:style>
    <style:style style:name="gr10" style:family="graphic" style:parent-style-name="standard">
      <style:graphic-properties svg:stroke-width="0.025cm" draw:marker-start-width="0.33cm" draw:marker-end-width="0.33cm" draw:fill="gradient" draw:fill-gradient-name="Yellow_2f_Green_20_4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33cm" draw:marker-end-width="0.33cm" draw:fill="gradient" draw:fill-color="#94bd5e" draw:fill-gradient-name="Gradient_20_19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12" style:family="graphic" style:parent-style-name="standard">
      <style:graphic-properties svg:stroke-width="0.025cm" draw:marker-start-width="0.33cm" draw:marker-end-width="0.33cm" draw:fill="gradient" draw:fill-color="#33cc66" draw:fill-gradient-name="Yellow_2f_Green_20_4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13" style:family="graphic" style:parent-style-name="standard">
      <style:graphic-properties svg:stroke-width="0.025cm" draw:marker-start-width="0.33cm" draw:marker-end-width="0.33cm" draw:fill="gradient" draw:fill-color="#008000" draw:fill-gradient-name="Green_2f_Yellow_20_1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14" style:family="graphic" style:parent-style-name="standard">
      <style:graphic-properties draw:stroke="none" svg:stroke-width="0.025cm" svg:stroke-color="#000000" draw:marker-start-width="0.33cm" draw:marker-end-width="0.33cm" draw:fill="none" draw:fill-color="#ffffff" draw:textarea-horizontal-align="left" draw:auto-grow-height="true" draw:auto-grow-width="false" fo:min-height="0.175cm" fo:min-width="2.165cm"/>
    </style:style>
    <style:style style:name="gr15" style:family="graphic" style:parent-style-name="standard">
      <style:graphic-properties draw:stroke="none" svg:stroke-width="0.025cm" svg:stroke-color="#000000" draw:marker-start-width="0.33cm" draw:marker-end-width="0.33cm" draw:fill="none" draw:fill-color="#ffffff" draw:textarea-horizontal-align="left" draw:auto-grow-height="true" draw:auto-grow-width="false" fo:min-height="0.186cm" fo:min-width="1.583cm"/>
    </style:style>
    <style:style style:name="gr16" style:family="graphic" style:parent-style-name="standard">
      <style:graphic-properties draw:stroke="none" svg:stroke-width="0.025cm" svg:stroke-color="#000000" draw:marker-start-width="0.33cm" draw:marker-end-width="0.33cm" draw:fill="none" draw:fill-color="#ffffff" draw:textarea-horizontal-align="left" draw:auto-grow-height="true" draw:auto-grow-width="false" fo:min-height="0.228cm" fo:min-width="1.216cm"/>
    </style:style>
    <style:style style:name="gr17" style:family="graphic" style:parent-style-name="standard">
      <style:graphic-properties draw:stroke="none" svg:stroke-width="0.025cm" svg:stroke-color="#000000" draw:marker-start-width="0.33cm" draw:marker-end-width="0.33cm" draw:fill="none" draw:fill-color="#ffffff" draw:textarea-horizontal-align="left" draw:auto-grow-height="true" draw:auto-grow-width="false" fo:min-height="0.541cm" fo:min-width="1.2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1cm" fo:min-width="1.079cm"/>
    </style:style>
    <style:style style:name="gr19" style:family="graphic" style:parent-style-name="standard">
      <style:graphic-properties svg:stroke-width="0.025cm" draw:marker-start-width="0.33cm" draw:marker-end-width="0.33cm" draw:fill="gradient" draw:fill-gradient-name="Gradient_20_13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draw:marker-start-width="0.33cm" draw:marker-end-width="0.33cm" draw:fill="gradient" draw:fill-color="#94bd5e" draw:fill-gradient-name="Gradient_20_10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21" style:family="graphic" style:parent-style-name="standard">
      <style:graphic-properties svg:stroke-width="0.025cm" draw:marker-start-width="0.33cm" draw:marker-end-width="0.33cm" draw:fill="gradient" draw:fill-color="#33cc66" draw:fill-gradient-name="Gradient_20_14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22" style:family="graphic" style:parent-style-name="standard">
      <style:graphic-properties svg:stroke-width="0.025cm" draw:marker-start-width="0.33cm" draw:marker-end-width="0.33cm" draw:fill="gradient" draw:fill-color="#008000" draw:fill-gradient-name="Gradient_20_15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2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0.5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4pt" fo:font-weight="bold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.5pt" fo:font-weight="bold"/>
    </style:style>
    <style:style style:name="T4" style:family="text">
      <style:text-properties fo:font-family="Arial" style:font-family-generic="swiss" style:font-pitch="variable" fo:font-size="12pt" fo:font-weight="bold"/>
    </style:style>
    <style:style style:name="T5" style:family="text">
      <style:text-properties fo:font-family="Arial" style:font-family-generic="swiss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17.164cm" svg:x="18.206cm" svg:y="0.331cm">
          <text:p text:style-name="P4"/>
        </draw:rect>
        <draw:rect draw:style-name="gr2" draw:text-style-name="P1" draw:layer="layout" svg:width="5.715cm" svg:height="2.463cm" svg:x="18.841cm" svg:y="0.966cm">
          <text:p text:style-name="P4"/>
        </draw:rect>
        <draw:rect draw:style-name="gr2" draw:text-style-name="P1" draw:layer="layout" svg:width="5.715cm" svg:height="10.795cm" svg:x="18.841cm" svg:y="5.969cm">
          <text:p text:style-name="P4"/>
        </draw:rect>
        <draw:custom-shape draw:style-name="gr3" draw:text-style-name="P1" draw:layer="layout" svg:width="4.912cm" svg:height="5.38cm" svg:x="19.134cm" svg:y="11.1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17.751cm" svg:height="17.145cm" svg:x="0.147cm" svg:y="0.331cm">
          <text:p text:style-name="P4"/>
        </draw:rect>
        <draw:rect draw:style-name="gr5" draw:text-style-name="P1" draw:layer="layout" svg:width="17.145cm" svg:height="3.175cm" svg:x="0.426cm" svg:y="0.966cm">
          <text:p text:style-name="P4"/>
        </draw:rect>
        <draw:custom-shape draw:style-name="gr3" draw:text-style-name="P1" draw:layer="layout" svg:width="7.62cm" svg:height="2.699cm" svg:x="8.89cm" svg:y="1.27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7.145cm" svg:height="10.795cm" svg:x="0.426cm" svg:y="6.046cm">
          <text:p text:style-name="P4"/>
        </draw:rect>
        <draw:custom-shape draw:style-name="gr3" draw:text-style-name="P1" draw:layer="layout" svg:width="9.525cm" svg:height="3.81cm" svg:x="1.27cm" svg:y="6.98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019cm" svg:height="0.986cm" svg:x="6.776cm" svg:y="4.449cm">
          <draw:text-box>
            <text:p text:style-name="P2"><text:span text:style-name="T1">Project <text:s/>A</text:span></text:p>
          </draw:text-box>
        </draw:frame>
        <draw:custom-shape draw:style-name="gr3" draw:text-style-name="P1" draw:layer="layout" svg:width="16.936cm" svg:height="5.523cm" svg:x="0.635cm" svg:y="11.11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8.255cm" svg:height="5.08cm" svg:x="13.97cm" svg:y="9.525cm">
          <text:p text:style-name="P4"/>
          <draw:enhanced-geometry draw:glue-point-type="segments" draw:type="mso-spt100" draw:modifiers="-10.3486817051836 -163.9461095946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9" draw:text-style-name="P1" draw:layer="layout" svg:width="8.89cm" svg:height="0.842cm" svg:x="13.335cm" svg:y="11.13cm">
          <text:p text:style-name="P4"/>
        </draw:rect>
        <draw:rect draw:style-name="gr10" draw:text-style-name="P1" draw:layer="layout" svg:width="13.925cm" svg:height="4.445cm" svg:x="0.726cm" svg:y="11.796cm">
          <text:p text:style-name="P4"/>
        </draw:rect>
        <draw:rect draw:style-name="gr11" draw:text-style-name="P1" draw:layer="layout" svg:width="8.21cm" svg:height="2.54cm" svg:x="1.406cm" svg:y="13.066cm">
          <text:p text:style-name="P4"/>
        </draw:rect>
        <draw:rect draw:style-name="gr12" draw:text-style-name="P1" draw:layer="layout" svg:width="3.381cm" svg:height="1.27cm" svg:x="5.752cm" svg:y="14.001cm">
          <text:p text:style-name="P4"/>
        </draw:rect>
        <draw:rect draw:style-name="gr13" draw:text-style-name="P1" draw:layer="layout" svg:width="0.753cm" svg:height="0.356cm" svg:x="5.965cm" svg:y="14.68cm">
          <text:p text:style-name="P4"/>
        </draw:rect>
        <draw:rect draw:style-name="gr13" draw:text-style-name="P1" draw:layer="layout" svg:width="0.754cm" svg:height="0.356cm" svg:x="7.03cm" svg:y="14.68cm">
          <text:p text:style-name="P4"/>
        </draw:rect>
        <draw:rect draw:style-name="gr13" draw:text-style-name="P1" draw:layer="layout" svg:width="0.753cm" svg:height="0.356cm" svg:x="8.096cm" svg:y="14.68cm">
          <text:p text:style-name="P4"/>
        </draw:rect>
        <draw:frame draw:style-name="gr14" draw:text-style-name="P5" draw:layer="layout" svg:width="3.175cm" svg:height="0.645cm" svg:x="6.151cm" svg:y="14.101cm">
          <draw:text-box>
            <text:p text:style-name="P4"><text:span text:style-name="T2">Acquisitions</text:span></text:p>
          </draw:text-box>
        </draw:frame>
        <draw:rect draw:style-name="gr12" draw:text-style-name="P1" draw:layer="layout" svg:width="3.381cm" svg:height="1.27cm" svg:x="1.889cm" svg:y="14.001cm">
          <text:p text:style-name="P4"/>
        </draw:rect>
        <draw:rect draw:style-name="gr13" draw:text-style-name="P1" draw:layer="layout" svg:width="0.754cm" svg:height="0.356cm" svg:x="2.101cm" svg:y="14.68cm">
          <text:p text:style-name="P4"/>
        </draw:rect>
        <draw:rect draw:style-name="gr13" draw:text-style-name="P1" draw:layer="layout" svg:width="0.753cm" svg:height="0.356cm" svg:x="3.167cm" svg:y="14.68cm">
          <text:p text:style-name="P4"/>
        </draw:rect>
        <draw:rect draw:style-name="gr13" draw:text-style-name="P1" draw:layer="layout" svg:width="0.754cm" svg:height="0.356cm" svg:x="4.232cm" svg:y="14.68cm">
          <text:p text:style-name="P4"/>
        </draw:rect>
        <draw:frame draw:style-name="gr14" draw:text-style-name="P5" draw:layer="layout" svg:width="2.656cm" svg:height="0.645cm" svg:x="2.26cm" svg:y="14.101cm">
          <draw:text-box>
            <text:p text:style-name="P4"><text:span text:style-name="T2">Acquisitions</text:span></text:p>
          </draw:text-box>
        </draw:frame>
        <draw:frame draw:style-name="gr15" draw:text-style-name="P6" draw:layer="layout" svg:width="4.097cm" svg:height="0.662cm" svg:x="1.709cm" svg:y="13.466cm">
          <draw:text-box>
            <text:p text:style-name="P4"><text:span text:style-name="T3">Episode – task run 1</text:span></text:p>
          </draw:text-box>
        </draw:frame>
        <draw:frame draw:style-name="gr16" draw:text-style-name="P7" draw:layer="layout" svg:width="3.175cm" svg:height="0.725cm" svg:x="1.161cm" svg:y="12.441cm">
          <draw:text-box>
            <text:p text:style-name="P4"><text:span text:style-name="T4">Study – MR</text:span></text:p>
          </draw:text-box>
        </draw:frame>
        <draw:rect draw:style-name="gr11" draw:text-style-name="P1" draw:layer="layout" svg:width="3.81cm" svg:height="2.54cm" svg:x="10.251cm" svg:y="13.066cm">
          <text:p text:style-name="P4"/>
        </draw:rect>
        <draw:rect draw:style-name="gr12" draw:text-style-name="P1" draw:layer="layout" svg:width="1.569cm" svg:height="1.27cm" svg:x="12.268cm" svg:y="14.001cm">
          <text:p text:style-name="P4"/>
        </draw:rect>
        <draw:rect draw:style-name="gr13" draw:text-style-name="P1" draw:layer="layout" svg:width="0.349cm" svg:height="0.356cm" svg:x="12.367cm" svg:y="14.68cm">
          <text:p text:style-name="P4"/>
        </draw:rect>
        <draw:rect draw:style-name="gr13" draw:text-style-name="P1" draw:layer="layout" svg:width="0.35cm" svg:height="0.356cm" svg:x="12.861cm" svg:y="14.68cm">
          <text:p text:style-name="P4"/>
        </draw:rect>
        <draw:rect draw:style-name="gr13" draw:text-style-name="P1" draw:layer="layout" svg:width="0.349cm" svg:height="0.356cm" svg:x="13.356cm" svg:y="14.68cm">
          <text:p text:style-name="P4"/>
        </draw:rect>
        <draw:rect draw:style-name="gr12" draw:text-style-name="P1" draw:layer="layout" svg:width="1.569cm" svg:height="1.27cm" svg:x="10.475cm" svg:y="14.001cm">
          <text:p text:style-name="P4"/>
        </draw:rect>
        <draw:rect draw:style-name="gr13" draw:text-style-name="P1" draw:layer="layout" svg:width="0.349cm" svg:height="0.356cm" svg:x="10.574cm" svg:y="14.68cm">
          <text:p text:style-name="P4"/>
        </draw:rect>
        <draw:rect draw:style-name="gr13" draw:text-style-name="P1" draw:layer="layout" svg:width="0.35cm" svg:height="0.356cm" svg:x="11.068cm" svg:y="14.68cm">
          <text:p text:style-name="P4"/>
        </draw:rect>
        <draw:rect draw:style-name="gr13" draw:text-style-name="P1" draw:layer="layout" svg:width="0.35cm" svg:height="0.356cm" svg:x="11.562cm" svg:y="14.68cm">
          <text:p text:style-name="P4"/>
        </draw:rect>
        <draw:frame draw:style-name="gr15" draw:text-style-name="P6" draw:layer="layout" svg:width="4.097cm" svg:height="0.662cm" svg:x="5.506cm" svg:y="13.474cm">
          <draw:text-box>
            <text:p text:style-name="P4"><text:span text:style-name="T3">Episode – task run 2</text:span></text:p>
          </draw:text-box>
        </draw:frame>
        <draw:frame draw:style-name="gr17" draw:text-style-name="P7" draw:layer="layout" svg:width="4.445cm" svg:height="1.199cm" svg:x="10.051cm" svg:y="11.941cm">
          <draw:text-box>
            <text:p text:style-name="P4"><text:span text:style-name="T4">Study –</text:span></text:p>
            <text:p text:style-name="P4"><text:span text:style-name="T4">Clinical interview</text:span></text:p>
          </draw:text-box>
        </draw:frame>
        <draw:rect draw:style-name="gr10" draw:text-style-name="P1" draw:layer="layout" svg:width="1.905cm" svg:height="4.445cm" svg:x="15.331cm" svg:y="11.796cm">
          <text:p text:style-name="P4"/>
        </draw:rect>
        <draw:rect draw:style-name="gr11" draw:text-style-name="P1" draw:layer="layout" svg:width="1.251cm" svg:height="2.54cm" svg:x="15.673cm" svg:y="13.066cm">
          <text:p text:style-name="P4"/>
        </draw:rect>
        <draw:rect draw:style-name="gr12" draw:text-style-name="P1" draw:layer="layout" svg:width="0.635cm" svg:height="1.27cm" svg:x="15.966cm" svg:y="13.99cm">
          <text:p text:style-name="P4"/>
        </draw:rect>
        <draw:rect draw:style-name="gr13" draw:text-style-name="P1" draw:layer="layout" svg:width="0.35cm" svg:height="0.356cm" svg:x="16.114cm" svg:y="14.687cm">
          <text:p text:style-name="P4"/>
        </draw:rect>
        <draw:rect draw:style-name="gr13" draw:text-style-name="P1" draw:layer="layout" svg:width="0.35cm" svg:height="0.356cm" svg:x="16.114cm" svg:y="14.187cm">
          <text:p text:style-name="P4"/>
        </draw:rect>
        <draw:frame draw:style-name="gr18" draw:text-style-name="P8" draw:layer="layout" svg:width="2.105cm" svg:height="0.806cm" svg:x="0.761cm" svg:y="11.155cm">
          <draw:text-box>
            <text:p text:style-name="P4"><text:span text:style-name="T5">Visit <text:s/>1</text:span></text:p>
          </draw:text-box>
        </draw:frame>
        <draw:rect draw:style-name="gr19" draw:text-style-name="P1" draw:layer="layout" svg:width="1.905cm" svg:height="3.223cm" svg:x="19.641cm" svg:y="12.675cm">
          <text:p text:style-name="P4"/>
        </draw:rect>
        <draw:rect draw:style-name="gr20" draw:text-style-name="P1" draw:layer="layout" svg:width="1.251cm" svg:height="2.54cm" svg:x="19.983cm" svg:y="13.031cm">
          <text:p text:style-name="P4"/>
        </draw:rect>
        <draw:rect draw:style-name="gr21" draw:text-style-name="P1" draw:layer="layout" svg:width="0.635cm" svg:height="1.27cm" svg:x="20.276cm" svg:y="13.955cm">
          <text:p text:style-name="P4"/>
        </draw:rect>
        <draw:rect draw:style-name="gr22" draw:text-style-name="P1" draw:layer="layout" svg:width="0.35cm" svg:height="0.356cm" svg:x="20.424cm" svg:y="14.652cm">
          <text:p text:style-name="P4"/>
        </draw:rect>
        <draw:rect draw:style-name="gr22" draw:text-style-name="P1" draw:layer="layout" svg:width="0.35cm" svg:height="0.356cm" svg:x="20.424cm" svg:y="14.152cm">
          <text:p text:style-name="P4"/>
        </draw:rect>
        <draw:rect draw:style-name="gr19" draw:text-style-name="P1" draw:layer="layout" svg:width="1.905cm" svg:height="3.223cm" svg:x="21.942cm" svg:y="12.676cm">
          <text:p text:style-name="P4"/>
        </draw:rect>
        <draw:rect draw:style-name="gr20" draw:text-style-name="P1" draw:layer="layout" svg:width="1.251cm" svg:height="2.54cm" svg:x="22.284cm" svg:y="13.032cm">
          <text:p text:style-name="P4"/>
        </draw:rect>
        <draw:rect draw:style-name="gr21" draw:text-style-name="P1" draw:layer="layout" svg:width="0.635cm" svg:height="1.27cm" svg:x="22.577cm" svg:y="13.956cm">
          <text:p text:style-name="P4"/>
        </draw:rect>
        <draw:rect draw:style-name="gr22" draw:text-style-name="P1" draw:layer="layout" svg:width="0.381cm" svg:height="0.432cm" svg:x="22.703cm" svg:y="14.616cm">
          <text:p text:style-name="P4"/>
        </draw:rect>
        <draw:rect draw:style-name="gr22" draw:text-style-name="P1" draw:layer="layout" svg:width="0.35cm" svg:height="0.356cm" svg:x="22.725cm" svg:y="14.153cm">
          <text:p text:style-name="P4"/>
        </draw:rect>
        <draw:frame draw:style-name="gr7" draw:text-style-name="P9" draw:layer="layout" svg:width="3.674cm" svg:height="0.986cm" svg:x="19.821cm" svg:y="4.141cm">
          <draw:text-box>
            <text:p text:style-name="P4"><text:span text:style-name="T1">Project <text:s/>B</text:span></text:p>
          </draw:text-box>
        </draw:frame>
        <draw:frame draw:style-name="gr23" draw:text-style-name="P9" draw:layer="layout" svg:width="5.379cm" svg:height="0.962cm" svg:x="0.762cm" svg:y="6.054cm">
          <draw:text-box>
            <text:p text:style-name="P4"><text:span text:style-name="T1">Subject group X</text:span></text:p>
          </draw:text-box>
        </draw:frame>
        <draw:frame draw:style-name="gr18" draw:text-style-name="P8" draw:layer="layout" svg:width="2.105cm" svg:height="0.806cm" svg:x="15.131cm" svg:y="11.09cm">
          <draw:text-box>
            <text:p text:style-name="P4"><text:span text:style-name="T5">Visit <text:s/>2</text:span></text:p>
          </draw:text-box>
        </draw:frame>
        <draw:frame draw:style-name="gr24" draw:text-style-name="P9" draw:layer="layout" svg:width="3.326cm" svg:height="0.962cm" svg:x="16.415cm" svg:y="9.956cm">
          <draw:text-box>
            <text:p text:style-name="P4"><text:span text:style-name="T1">Subject 1</text:span></text:p>
          </draw:text-box>
        </draw:frame>
        <draw:frame draw:style-name="gr23" draw:text-style-name="P9" draw:layer="layout" svg:width="5.379cm" svg:height="0.962cm" svg:x="0.762cm" svg:y="2.236cm">
          <draw:text-box>
            <text:p text:style-name="P4"><text:span text:style-name="T1">Subject group Y</text:span></text:p>
          </draw:text-box>
        </draw:frame>
        <draw:frame draw:style-name="gr25" draw:text-style-name="P9" draw:layer="layout" svg:width="4.17cm" svg:height="0.962cm" svg:x="1.245cm" svg:y="8.359cm">
          <draw:text-box>
            <text:p text:style-name="P4"><text:span text:style-name="T1">Subject 2</text:span></text:p>
          </draw:text-box>
        </draw:frame>
        <draw:rect draw:style-name="gr10" draw:text-style-name="P1" draw:layer="layout" svg:width="1.905cm" svg:height="3.223cm" svg:x="8.046cm" svg:y="7.333cm">
          <text:p text:style-name="P4"/>
        </draw:rect>
        <draw:rect draw:style-name="gr11" draw:text-style-name="P1" draw:layer="layout" svg:width="1.251cm" svg:height="2.54cm" svg:x="8.388cm" svg:y="7.689cm">
          <text:p text:style-name="P4"/>
        </draw:rect>
        <draw:rect draw:style-name="gr12" draw:text-style-name="P1" draw:layer="layout" svg:width="0.635cm" svg:height="1.27cm" svg:x="8.681cm" svg:y="8.613cm">
          <text:p text:style-name="P4"/>
        </draw:rect>
        <draw:rect draw:style-name="gr13" draw:text-style-name="P1" draw:layer="layout" svg:width="0.35cm" svg:height="0.356cm" svg:x="8.829cm" svg:y="9.31cm">
          <text:p text:style-name="P4"/>
        </draw:rect>
        <draw:rect draw:style-name="gr13" draw:text-style-name="P1" draw:layer="layout" svg:width="0.35cm" svg:height="0.356cm" svg:x="8.829cm" svg:y="8.81cm">
          <text:p text:style-name="P4"/>
        </draw:rect>
        <draw:rect draw:style-name="gr10" draw:text-style-name="P1" draw:layer="layout" svg:width="1.905cm" svg:height="3.223cm" svg:x="5.506cm" svg:y="7.34cm">
          <text:p text:style-name="P4"/>
        </draw:rect>
        <draw:rect draw:style-name="gr11" draw:text-style-name="P1" draw:layer="layout" svg:width="1.251cm" svg:height="2.54cm" svg:x="5.848cm" svg:y="7.696cm">
          <text:p text:style-name="P4"/>
        </draw:rect>
        <draw:rect draw:style-name="gr12" draw:text-style-name="P1" draw:layer="layout" svg:width="0.635cm" svg:height="1.27cm" svg:x="6.141cm" svg:y="8.62cm">
          <text:p text:style-name="P4"/>
        </draw:rect>
        <draw:rect draw:style-name="gr13" draw:text-style-name="P1" draw:layer="layout" svg:width="0.35cm" svg:height="0.356cm" svg:x="6.289cm" svg:y="9.317cm">
          <text:p text:style-name="P4"/>
        </draw:rect>
        <draw:rect draw:style-name="gr13" draw:text-style-name="P1" draw:layer="layout" svg:width="0.35cm" svg:height="0.356cm" svg:x="6.289cm" svg:y="8.817cm">
          <text:p text:style-name="P4"/>
        </draw:rect>
        <draw:frame draw:style-name="gr24" draw:text-style-name="P9" draw:layer="layout" svg:width="3.326cm" svg:height="0.962cm" svg:x="9.165cm" svg:y="1.909cm">
          <draw:text-box>
            <text:p text:style-name="P4"><text:span text:style-name="T1">Subject 3</text:span></text:p>
          </draw:text-box>
        </draw:frame>
        <draw:rect draw:style-name="gr10" draw:text-style-name="P1" draw:layer="layout" svg:width="1.905cm" svg:height="2.54cm" svg:x="13.459cm" svg:y="1.334cm">
          <text:p text:style-name="P4"/>
        </draw:rect>
        <draw:rect draw:style-name="gr11" draw:text-style-name="P1" draw:layer="layout" svg:width="1.251cm" svg:height="2.001cm" svg:x="13.801cm" svg:y="1.615cm">
          <text:p text:style-name="P4"/>
        </draw:rect>
        <draw:rect draw:style-name="gr12" draw:text-style-name="P1" draw:layer="layout" svg:width="0.635cm" svg:height="1.001cm" svg:x="14.094cm" svg:y="2.343cm">
          <text:p text:style-name="P4"/>
        </draw:rect>
        <draw:rect draw:style-name="gr13" draw:text-style-name="P1" draw:layer="layout" svg:width="0.35cm" svg:height="0.281cm" svg:x="14.242cm" svg:y="2.892cm">
          <text:p text:style-name="P4"/>
        </draw:rect>
        <draw:rect draw:style-name="gr13" draw:text-style-name="P1" draw:layer="layout" svg:width="0.35cm" svg:height="0.281cm" svg:x="14.242cm" svg:y="2.498cm">
          <text:p text:style-name="P4"/>
        </draw:rect>
        <draw:frame draw:style-name="gr23" draw:text-style-name="P9" draw:layer="layout" svg:width="5.379cm" svg:height="0.962cm" svg:x="18.915cm" svg:y="5.923cm">
          <draw:text-box>
            <text:p text:style-name="P4"><text:span text:style-name="T1">Subject group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6633" draw:end-color="#e6e64c" draw:start-intensity="100%" draw:end-intensity="100%" draw:angle="150" draw:border="0%"/>
    <draw:gradient draw:name="Gradient_20_13" draw:display-name="Gradient 13" draw:style="linear" draw:start-color="#ffff99" draw:end-color="#ffcc99" draw:start-intensity="100%" draw:end-intensity="100%" draw:angle="150" draw:border="0%"/>
    <draw:gradient draw:name="Gradient_20_14" draw:display-name="Gradient 14" draw:style="linear" draw:start-color="#b3b300" draw:end-color="#ff6633" draw:start-intensity="100%" draw:end-intensity="100%" draw:angle="150" draw:border="0%"/>
    <draw:gradient draw:name="Gradient_20_15" draw:display-name="Gradient 15" draw:style="linear" draw:start-color="#cc6633" draw:end-color="#ffffcc" draw:start-intensity="100%" draw:end-intensity="100%" draw:angle="150" draw:border="0%"/>
    <draw:gradient draw:name="Gradient_20_16" draw:display-name="Gradient 16" draw:style="linear" draw:start-color="#ccffff" draw:end-color="#d0f0ff" draw:start-intensity="100%" draw:end-intensity="100%" draw:angle="150" draw:border="0%"/>
    <draw:gradient draw:name="Gradient_20_17" draw:display-name="Gradient 17" draw:style="linear" draw:start-color="#ccffff" draw:end-color="#e6e6ff" draw:start-intensity="100%" draw:end-intensity="100%" draw:angle="150" draw:border="0%"/>
    <draw:gradient draw:name="Gradient_20_18" draw:display-name="Gradient 18" draw:style="linear" draw:start-color="#e6e6ff" draw:end-color="#ccffff" draw:start-intensity="100%" draw:end-intensity="100%" draw:angle="150" draw:border="0%"/>
    <draw:gradient draw:name="Gradient_20_19" draw:display-name="Gradient 19" draw:style="linear" draw:start-color="#00ff00" draw:end-color="#e6ff00" draw:start-intensity="100%" draw:end-intensity="100%" draw:angle="150" draw:border="0%"/>
    <draw:gradient draw:name="Gradient_20_20" draw:display-name="Gradient 20" draw:style="linear" draw:start-color="#ffc0c0" draw:end-color="#ff8080" draw:start-intensity="100%" draw:end-intensity="100%" draw:angle="150" draw:border="0%"/>
    <draw:gradient draw:name="Gradient_20_22" draw:display-name="Gradient 22" draw:style="linear" draw:start-color="#ffcc99" draw:end-color="#ffffcc" draw:start-intensity="100%" draw:end-intensity="100%" draw:angle="150" draw:border="0%"/>
    <draw:gradient draw:name="Green_2f_Yellow_20_1" draw:display-name="Green/Yellow 1" draw:style="linear" draw:start-color="#008000" draw:end-color="#ffffcc" draw:start-intensity="100%" draw:end-intensity="100%" draw:angle="150" draw:border="0%"/>
    <draw:gradient draw:name="Yellow_2f_Green_20_4" draw:display-name="Yellow/Green 4" draw:style="linear" draw:start-color="#ffff99" draw:end-color="#00e000" draw:start-intensity="100%" draw:end-intensity="100%" draw:angle="15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7.7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9T10:29:10</meta:creation-date>
    <dc:date>2008-04-23T17:41:13</dc:date>
    <dc:language>en-US</dc:language>
    <meta:editing-cycles>23</meta:editing-cycles>
    <meta:editing-duration>PT4H24M21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